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2" style:family="paragraph" style:parent-style-name="Standard">
      <style:paragraph-properties fo:margin-left="0in" fo:margin-right="0in" fo:margin-top="0in" fo:margin-bottom="0in" style:line-height-at-least="0.1457in" fo:widows="1" fo:text-indent="0in" style:auto-text-indent="false" fo:padding="0in" fo:border="none"/>
    </style:style>
    <style:style style:name="P3" style:family="paragraph" style:parent-style-name="Standard">
      <style:paragraph-properties fo:margin-left="0in" fo:margin-right="0in" fo:margin-top="0in" fo:margin-bottom="0in" style:line-height-at-least="0.1457in" fo:widows="1" fo:text-indent="0in" style:auto-text-indent="false" fo:break-before="page" fo:padding="0in" fo:border="none"/>
      <style:text-properties fo:font-variant="normal" fo:text-transform="none" fo:color="#000000" style:font-name="inherit" fo:font-size="10.5pt" fo:letter-spacing="normal" fo:font-style="normal" fo:font-weight="bold"/>
    </style:style>
    <style:style style:name="P4" style:family="paragraph" style:parent-style-name="Standard">
      <style:paragraph-properties fo:margin-left="0in" fo:margin-right="0in" style:line-height-at-least="0.1457in" fo:widows="1" fo:text-indent="0in" style:auto-text-indent="false"/>
    </style:style>
    <style:style style:name="P5" style:family="paragraph" style:parent-style-name="Standard">
      <style:paragraph-properties fo:margin-left="0in" fo:margin-right="0in" fo:margin-top="0in" fo:margin-bottom="0.1965in" style:line-height-at-least="0.1457in" fo:widows="1" fo:text-indent="0in" style:auto-text-indent="false"/>
    </style:style>
    <style:style style:name="P6" style:family="paragraph" style:parent-style-name="Standard">
      <style:paragraph-properties fo:margin-left="0in" fo:margin-right="0in" style:line-height-at-least="0.1457in" fo:widows="1" fo:text-indent="0in" style:auto-text-indent="false" fo:break-before="page"/>
    </style:style>
    <style:style style:name="T1" style:family="text">
      <style:text-properties fo:font-variant="normal" fo:text-transform="none" fo:color="#000000" style:font-name="verdana" fo:font-size="10.5pt" fo:letter-spacing="normal" fo:font-style="normal" fo:font-weight="bold"/>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font-name="verdana" fo:font-size="10pt" fo:letter-spacing="normal" fo:font-style="normal" fo:font-weight="normal"/>
    </style:style>
    <style:style style:name="T4" style:family="text">
      <style:text-properties fo:font-variant="normal" fo:text-transform="none" fo:color="#000000" fo:letter-spacing="normal"/>
    </style:style>
    <style:style style:name="T5" style:family="text">
      <style:text-properties style:font-name="verdana"/>
    </style:style>
    <style:style style:name="T6" style:family="text">
      <style:text-properties style:font-name="verdana"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uman CR 0.5 PALADIN 1</text:span><text:line-break/><text:span text:style-name="T1">XP</text:span><text:span text:style-name="T4"> </text:span><text:span text:style-name="T2">200</text:span><text:line-break/><text:span text:style-name="T2">Any Medium Humanoid</text:span><text:line-break/><text:span text:style-name="T2">Paladin level 1 (skill points 4) Knight</text:span><text:line-break/><text:span text:style-name="T1">Init</text:span><text:span text:style-name="T4"> </text:span><text:span text:style-name="T2">-1; </text:span><text:span text:style-name="T1">Senses</text:span><text:span text:style-name="T4"> </text:span><text:span text:style-name="T2">; Perception +1</text:span></text:p>
      <text:p text:style-name="P1">DEFENSE</text:p>
      <text:p text:style-name="P4"><text:span text:style-name="T1">AC</text:span><text:span text:style-name="T4"> </text:span><text:span text:style-name="T2">13, Touch 9, flat footed 13 ( Hide, Shield, none) </text:span><text:line-break/><text:span text:style-name="T2">(-1 Dex, +4 armour) </text:span><text:line-break/><text:span text:style-name="T1">hp</text:span><text:span text:style-name="T4"> </text:span><text:span text:style-name="T2">11 (0d8+1d10+1);</text:span><text:line-break/><text:span text:style-name="T1">Fort</text:span><text:span text:style-name="T4"> </text:span><text:span text:style-name="T2">+2, </text:span><text:span text:style-name="T1">Ref</text:span><text:span text:style-name="T4"> </text:span><text:span text:style-name="T2">-1, </text:span><text:span text:style-name="T1">Will</text:span><text:span text:style-name="T4"> </text:span><text:span text:style-name="T2">+3 </text:span></text:p>
      <text:p text:style-name="P1">OFFENSE</text:p>
      <text:p text:style-name="P5"><text:span text:style-name="T1">Speed</text:span><text:span text:style-name="T4"> </text:span><text:span text:style-name="T2">20</text:span><text:line-break/><text:span text:style-name="T1">Melee</text:span><text:line-break/><text:span text:style-name="T1">Single Attack</text:span><text:span text:style-name="T4"> </text:span><text:span text:style-name="T2">Mace,Heavy +3 (1d8+3) </text:span><text:line-break/><text:span text:style-name="T1">Full Attack</text:span><text:line-break/><text:span text:style-name="T2">Mace,Heavy +3 (1d8+3)</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Smite Evil</text:span><text:span text:style-name="T4"> </text:span><text:span text:style-name="T2">Add CHA bonus to hit, + 1/level to damage. Per day= 1</text:span><text:line-break/><text:span text:style-name="T1">Smite Evil (Su)</text:span><text:span text:style-name="T4"> </text:span><text:span text:style-name="T2">Once per day, a paladin can call out to the powers of good to aid her in her struggle against evil. As a swift action, the paladin chooses one target within sight to smite. If this target is evil, the paladin adds her Ch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 </text:span><text:line-break/><text:line-break/><text:span text:style-name="T2">In addition, while smite evil is in effect, the paladin gains a deflection bonus equal to her Charisma modifier (if any) to her AC against attacks made by the target of the smite. If the paladin targets a creature that is not evil, the smite is wasted with no effect. </text:span><text:line-break/><text:line-break/><text:span text:style-name="T2">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span><text:line-break/><text:span text:style-name="T1">Spells Known: </text:span><text:line-break/><text:line-break/><text:span text:style-name="T1">Paladin Spells</text:span><text:line-break/><text:span text:style-name="T1">CL 1 Concentration 3</text:span></text:p>
      <text:p text:style-name="P1">STATISTICS</text:p>
      <text:p text:style-name="P4"><text:span text:style-name="T1">Str</text:span><text:span text:style-name="T4"> </text:span><text:span text:style-name="T2">14,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3, </text:span><text:span text:style-name="T1">Cha</text:span><text:span text:style-name="T4"> </text:span><text:span text:style-name="T2">15</text:span><text:line-break/><text:span text:style-name="T1">Base Attack</text:span><text:span text:style-name="T4"> </text:span><text:span text:style-name="T2">1 </text:span><text:span text:style-name="T1">CMB</text:span><text:span text:style-name="T4"> </text:span><text:span text:style-name="T2">3 ; </text:span><text:span text:style-name="T1">CMD</text:span><text:span text:style-name="T4"> </text:span><text:span text:style-name="T2">12 </text:span><text:line-break/><text:span text:style-name="T1">Feats</text:span><text:span text:style-name="T4"> </text:span><text:line-break/><text:span text:style-name="T2">Armour Prof Heavy,</text:span><text:line-break/><text:span text:style-name="T2">Armour Prof Light,</text:span><text:line-break/><text:span text:style-name="T2">Armour Prof Medium,</text:span><text:line-break/><text:span text:style-name="T2">Martial Weap Prof,</text:span><text:line-break/><text:span text:style-name="T2">Mounted Combat: Negate hit on mount with ride check DC opponents attack roll,</text:span><text:line-break/><text:span text:style-name="T2">Ride-by Attack: When charging can carry on after the attack,</text:span><text:line-break/><text:soft-page-break/><text:span text:style-name="T2">Shield Proficiency: Can use shields,</text:span><text:line-break/><text:span text:style-name="T2">Simple Weapon Proficiency</text:span><text:line-break/><text:span text:style-name="T1">Skills</text:span><text:span text:style-name="T4"> </text:span><text:span text:style-name="T2">Diplomacy 6, Handle Animal 2, Heal 5, Know Nobility 5, Know Religion 1, Perception 1, Ride 3, Sense Motive 1, Spellcraft 1</text:span><text:line-break/><text:span text:style-name="T1">Languages</text:span><text:span text:style-name="T4"> </text:span><text:span text:style-name="T2">Common</text:span></text:p>
      <text:p text:style-name="P1">ECOLOGY</text:p>
      <text:p text:style-name="P4"><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1">SPECIAL ABILITIES</text:p>
      <text:p text:style-name="P4"><text:span text:style-name="T1">Aura of Good</text:span><text:span text:style-name="T4"> </text:span><text:span text:style-name="T2">Radiated good</text:span><text:line-break/><text:span text:style-name="T1">Detect Evil</text:span><text:span text:style-name="T4"> </text:span><text:span text:style-name="T2">At will</text:span></text:p>
      <text:p text:style-name="P1">MAGIC ITEMS (max value 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5">Human CR 1 PALADIN 2</text:span><text:line-break/><text:span text:style-name="T5">XP</text:span> <text:span text:style-name="T6">400</text:span><text:line-break/><text:span text:style-name="T6">Any Medium Humanoid</text:span><text:line-break/><text:span text:style-name="T6">Paladin level 2 (skill points 8) Religious Medic</text:span><text:line-break/><text:span text:style-name="T5">Init</text:span> <text:span text:style-name="T6">-1; </text:span><text:span text:style-name="T5">Senses</text:span> <text:span text:style-name="T6">; Perception +4</text:span></text:p>
      <text:p text:style-name="P1">DEFENSE</text:p>
      <text:p text:style-name="P4"><text:span text:style-name="T1">AC</text:span><text:span text:style-name="T4"> </text:span><text:span text:style-name="T2">13, Touch 9, flat footed 13 ( Chain Shirt, Shield, none) </text:span><text:line-break/><text:span text:style-name="T2">(-1 Dex, +4 armour) </text:span><text:line-break/><text:span text:style-name="T1">hp</text:span><text:span text:style-name="T4"> </text:span><text:span text:style-name="T2">17 (0d8+2d10+2);</text:span><text:line-break/><text:span text:style-name="T1">Fort</text:span><text:span text:style-name="T4"> </text:span><text:span text:style-name="T2">+5, </text:span><text:span text:style-name="T1">Ref</text:span><text:span text:style-name="T4"> </text:span><text:span text:style-name="T2">+1, </text:span><text:span text:style-name="T1">Will</text:span><text:span text:style-name="T4"> </text:span><text:span text:style-name="T2">+7 </text:span></text:p>
      <text:p text:style-name="P1">OFFENSE</text:p>
      <text:p text:style-name="P5"><text:span text:style-name="T1">Speed</text:span><text:span text:style-name="T4"> </text:span><text:span text:style-name="T2">30</text:span><text:line-break/><text:span text:style-name="T1">Melee</text:span><text:line-break/><text:span text:style-name="T1">Single Attack</text:span><text:span text:style-name="T4"> </text:span><text:span text:style-name="T2">Mace,Heavy +3 (1d8+1) </text:span><text:line-break/><text:span text:style-name="T1">Full Attack</text:span><text:line-break/><text:span text:style-name="T2">Mace,Heavy +3 (1d8+1)</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Smite Evil</text:span><text:span text:style-name="T4"> </text:span><text:span text:style-name="T2">Add CHA bonus to hit, + 1/level to damage. Per day= 1</text:span><text:line-break/><text:span text:style-name="T1">Smite Evil (Su)</text:span><text:span text:style-name="T4"> </text:span><text:span text:style-name="T2">Once per day, a paladin can call out to the powers of good to aid her in her struggle against evil. As a swift action, the paladin chooses one target within sight to smite. If this target is evil, the paladin adds her Ch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 </text:span><text:line-break/><text:line-break/><text:span text:style-name="T2">In addition, while smite evil is in effect, the paladin gains a deflection bonus equal to her Charisma modifier (if any) to her AC against attacks made by the target of the smite. If the paladin targets a creature that is not evil, the smite is wasted with no effect. </text:span><text:line-break/><text:line-break/><text:span text:style-name="T2">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span><text:line-break/><text:span text:style-name="T1">Spells Known: </text:span><text:line-break/><text:line-break/><text:span text:style-name="T1">Paladin Spells</text:span><text:line-break/><text:span text:style-name="T1">CL 2 Concentration 4</text:span></text:p>
      <text:p text:style-name="P1">STATISTICS</text:p>
      <text:p text:style-name="P4"><text:span text:style-name="T1">Str</text:span><text:span text:style-name="T4"> </text:span><text:span text:style-name="T2">13,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4, </text:span><text:span text:style-name="T1">Cha</text:span><text:span text:style-name="T4"> </text:span><text:span text:style-name="T2">15</text:span><text:line-break/><text:span text:style-name="T1">Base Attack</text:span><text:span text:style-name="T4"> </text:span><text:span text:style-name="T2">2 </text:span><text:span text:style-name="T1">CMB</text:span><text:span text:style-name="T4"> </text:span><text:span text:style-name="T2">3 ; </text:span><text:span text:style-name="T1">CMD</text:span><text:span text:style-name="T4"> </text:span><text:span text:style-name="T2">12 </text:span><text:line-break/><text:span text:style-name="T1">Feats</text:span><text:span text:style-name="T4"> </text:span><text:line-break/><text:span text:style-name="T2">Armour Prof Heavy,</text:span><text:line-break/><text:span text:style-name="T2">Armour Prof Light,</text:span><text:line-break/><text:span text:style-name="T2">Armour Prof Medium,</text:span><text:line-break/><text:span text:style-name="T2">Martial Weap Prof,</text:span><text:line-break/><text:span text:style-name="T2">Mounted Combat: Negate hit on mount with ride check DC opponents attack roll,</text:span><text:line-break/><text:span text:style-name="T2">Ride-by Attack: When charging can carry on after the attack,</text:span><text:line-break/><text:soft-page-break/><text:span text:style-name="T2">Shield Proficiency: Can use shields,</text:span><text:line-break/><text:span text:style-name="T2">Simple Weapon Proficiency</text:span><text:line-break/><text:span text:style-name="T1">Skills</text:span><text:span text:style-name="T4"> </text:span><text:span text:style-name="T2">Diplomacy 7, Handle Animal 2, Heal 6, Know Nobility 1, Know Religion 5, Perception 4, Ride 3, Sense Motive 6, Spellcraft 1</text:span><text:line-break/><text:span text:style-name="T1">Languages</text:span><text:span text:style-name="T4"> </text:span><text:span text:style-name="T2">Common</text:span></text:p>
      <text:p text:style-name="P1">ECOLOGY</text:p>
      <text:p text:style-name="P4"><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1">SPECIAL ABILITIES</text:p>
      <text:p text:style-name="P4"><text:span text:style-name="T1">Aura of Good</text:span><text:span text:style-name="T4"> </text:span><text:span text:style-name="T2">Radiated good</text:span><text:line-break/><text:span text:style-name="T1">Detect Evil</text:span><text:span text:style-name="T4"> </text:span><text:span text:style-name="T2">At will</text:span><text:line-break/><text:span text:style-name="T1">Divine Grace</text:span><text:span text:style-name="T4"> </text:span><text:span text:style-name="T2">All saves gain CHA bonus</text:span><text:line-break/><text:span text:style-name="T1">Lay on Hands (su)</text:span><text:span text:style-name="T4"> </text:span><text:span text:style-name="T2">1/2 level + CHA mod per day. Heals 1d6 / 2 levels as stand action to others or swift to Paladin</text:span></text:p>
      <text:p text:style-name="P1">MAGIC ITEMS (max value 390)</text:p>
      <text:p text:style-name="P1"/>
      <text:p text:style-name="P3"><text:span text:style-name="T5">Human CR 3 PALADIN 4</text:span><text:line-break/><text:span text:style-name="T5">XP</text:span> <text:span text:style-name="T6">800</text:span><text:line-break/><text:span text:style-name="T6">Any Medium Humanoid</text:span><text:line-break/><text:span text:style-name="T6">Paladin level 4 (skill points 16) Religious Medic</text:span><text:line-break/><text:span text:style-name="T5">Init</text:span> <text:span text:style-name="T6">-1; </text:span><text:span text:style-name="T5">Senses</text:span> <text:span text:style-name="T6">; Perception +5</text:span></text:p>
      <text:p text:style-name="P1">DEFENSE</text:p>
      <text:p text:style-name="P4"><text:span text:style-name="T1">AC</text:span><text:span text:style-name="T4"> </text:span><text:span text:style-name="T2">14, Touch 9, flat footed 14 ( Scale mail, Shield, none) </text:span><text:line-break/><text:span text:style-name="T2">(-1 Dex, +5 armour) </text:span><text:line-break/><text:span text:style-name="T1">hp</text:span><text:span text:style-name="T4"> </text:span><text:span text:style-name="T2">30 (0d8+4d10+4);</text:span><text:line-break/><text:span text:style-name="T1">Fort</text:span><text:span text:style-name="T4"> </text:span><text:span text:style-name="T2">+7, </text:span><text:span text:style-name="T1">Ref</text:span><text:span text:style-name="T4"> </text:span><text:span text:style-name="T2">+3, </text:span><text:span text:style-name="T1">Will</text:span><text:span text:style-name="T4"> </text:span><text:span text:style-name="T2">+9 </text:span></text:p>
      <text:p text:style-name="P1">OFFENSE</text:p>
      <text:p text:style-name="P2"><text:span text:style-name="T1">Speed</text:span><text:span text:style-name="T4"> </text:span><text:span text:style-name="T2">20</text:span><text:line-break/><text:span text:style-name="T1">Melee</text:span><text:line-break/><text:span text:style-name="T1">Single Attack</text:span><text:span text:style-name="T4"> </text:span><text:span text:style-name="T2">Mace,Heavy +5 (1d8+1) </text:span><text:line-break/><text:span text:style-name="T1">Full Attack</text:span><text:line-break/><text:span text:style-name="T2">Mace,Heavy +5 (1d8+1)</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Smite Evil</text:span><text:span text:style-name="T4"> </text:span><text:span text:style-name="T2">Add CHA bonus to hit, + 1/level to damage. Per day= 2</text:span><text:line-break/><text:span text:style-name="T1">Smite Evil (Su)</text:span><text:span text:style-name="T4"> </text:span><text:span text:style-name="T2">Once per day, a paladin can call out to the powers of good to aid her in her struggle against evil. As a swift action, the paladin chooses one target within sight to smite. If this target is evil, the paladin adds her Ch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 </text:span><text:line-break/><text:line-break/><text:span text:style-name="T2">In addition, while smite evil is in effect, the paladin gains a deflection bonus equal to her Charisma modifier (if any) to her AC against attacks made by the target of the smite. If the paladin targets a creature that is not evil, the smite is wasted with no effect. </text:span><text:line-break/><text:line-break/><text:span text:style-name="T2">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span><text:line-break/><text:span text:style-name="T1">Spells Known: </text:span><text:line-break/><text:line-break/><text:span text:style-name="T1">Paladin Spells</text:span><text:line-break/><text:span text:style-name="T1">CL 4 Concentration 7</text:span><text:line-break/><text:span text:style-name="T1">Level 1 (1) DC 14</text:span><text:line-break/><text:span text:style-name="T2">Cure Light Wounds(Conjuration)[Healing ] X 1</text:span><text:line-break/><text:span text:style-name="T2">V,S rng: Touch CT: Dur: Instantaneous</text:span><text:line-break/><text:span text:style-name="T2">SV Will half (harmless); see text Area: Creature touched Book: </text:span><text:line-break/><text:span text:style-name="T2">Description: </text:span><text:span text:style-name="T3">Cures 1d8 damage + 1/level (max +5).</text:span><text:line-break/></text:p>
      <text:p text:style-name="P1">STATISTICS</text:p>
      <text:p text:style-name="P4"><text:span text:style-name="T1">Str</text:span><text:span text:style-name="T4"> </text:span><text:span text:style-name="T2">13,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4, </text:span><text:span text:style-name="T1">Cha</text:span><text:span text:style-name="T4"> </text:span><text:span text:style-name="T2">16</text:span><text:line-break/><text:span text:style-name="T1">Base Attack</text:span><text:span text:style-name="T4"> </text:span><text:span text:style-name="T2">4 </text:span><text:span text:style-name="T1">CMB</text:span><text:span text:style-name="T4"> </text:span><text:span text:style-name="T2">5 ; </text:span><text:span text:style-name="T1">CMD</text:span><text:span text:style-name="T4"> </text:span><text:span text:style-name="T2">14 </text:span><text:line-break/><text:span text:style-name="T1">Feats</text:span><text:span text:style-name="T4"> </text:span><text:line-break/><text:span text:style-name="T2">Mercy - Sickened: The target is no longer sickened,</text:span><text:line-break/><text:soft-page-break/><text:span text:style-name="T2">Armour Prof Heavy,</text:span><text:line-break/><text:span text:style-name="T2">Armour Prof Light,</text:span><text:line-break/><text:span text:style-name="T2">Armour Prof Medium,</text:span><text:line-break/><text:span text:style-name="T2">Martial Weap Prof,</text:span><text:line-break/><text:span text:style-name="T2">Mounted Combat: Negate hit on mount with ride check DC opponents attack roll,</text:span><text:line-break/><text:span text:style-name="T2">Ride-by Attack: When charging can carry on after the attack,</text:span><text:line-break/><text:span text:style-name="T2">Shield Proficiency: Can use shields,</text:span><text:line-break/><text:span text:style-name="T2">Simple Weapon Proficiency,</text:span><text:line-break/><text:span text:style-name="T2">Spirited Charge: Deal double damage on a charge</text:span><text:line-break/><text:span text:style-name="T1">Skills</text:span><text:span text:style-name="T4"> </text:span><text:span text:style-name="T2">Diplomacy 9, Handle Animal 3, Heal 8, Know Nobility 1, Know Religion 7, Perception 5, Ride 4, Sense Motive 7, Spellcraft 1</text:span><text:line-break/><text:span text:style-name="T1">Languages</text:span><text:span text:style-name="T4"> </text:span><text:span text:style-name="T2">Common</text:span></text:p>
      <text:p text:style-name="P1">ECOLOGY</text:p>
      <text:p text:style-name="P4"><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1">SPECIAL ABILITIES</text:p>
      <text:p text:style-name="P4"><text:span text:style-name="T1">Aura of Courage</text:span><text:span text:style-name="T4"> </text:span><text:span text:style-name="T2">Immune to fear +4 morale to any within 10ft</text:span><text:line-break/><text:span text:style-name="T1">Aura of Good</text:span><text:span text:style-name="T4"> </text:span><text:span text:style-name="T2">Radiated good</text:span><text:line-break/><text:span text:style-name="T1">Channel Positive Energy</text:span><text:span text:style-name="T4"> </text:span><text:span text:style-name="T2">Uses 2 lay on hands. As a cleric of paladins level </text:span><text:line-break/><text:span text:style-name="T1">Detect Evil</text:span><text:span text:style-name="T4"> </text:span><text:span text:style-name="T2">At will</text:span><text:line-break/><text:span text:style-name="T1">Divine Grace</text:span><text:span text:style-name="T4"> </text:span><text:span text:style-name="T2">All saves gain CHA bonus</text:span><text:line-break/><text:span text:style-name="T1">Divine Health</text:span><text:span text:style-name="T4"> </text:span><text:span text:style-name="T2">Immunity to natural Diseases </text:span><text:line-break/><text:span text:style-name="T1">Lay on Hands (su)</text:span><text:span text:style-name="T4"> </text:span><text:span text:style-name="T2">1/2 level + CHA mod per day. Heals 1d6 / 2 levels as stand action to others or swift to Paladin</text:span> </text:p>
      <text:p text:style-name="P4"/>
      <text:p text:style-name="P6"><text:span text:style-name="T1">Human CR 5 PALADIN 6</text:span><text:line-break/><text:span text:style-name="T1">XP</text:span><text:span text:style-name="T4"> </text:span><text:span text:style-name="T2">1200</text:span><text:line-break/><text:span text:style-name="T2">Any Medium Humanoid</text:span><text:line-break/><text:span text:style-name="T2">Paladin level 6 (skill points 20) Knight</text:span><text:line-break/><text:span text:style-name="T1">Init</text:span><text:span text:style-name="T4"> </text:span><text:span text:style-name="T2">-1; </text:span><text:span text:style-name="T1">Senses</text:span><text:span text:style-name="T4"> </text:span><text:span text:style-name="T2">; Perception +3</text:span></text:p>
      <text:p text:style-name="P1">DEFENSE</text:p>
      <text:p text:style-name="P4"><text:span text:style-name="T1">AC</text:span><text:span text:style-name="T4"> </text:span><text:span text:style-name="T2">16, Touch 9, flat footed 16 ( Splint mail, Shield, none) </text:span><text:line-break/><text:span text:style-name="T2">(-1 Dex, +7 armour) </text:span><text:line-break/><text:span text:style-name="T1">hp</text:span><text:span text:style-name="T4"> 43</text:span><text:span text:style-name="T2"> (0d8+5d10+5);</text:span><text:line-break/><text:span text:style-name="T1">Fort</text:span><text:span text:style-name="T4"> </text:span><text:span text:style-name="T2">+7, </text:span><text:span text:style-name="T1">Ref</text:span><text:span text:style-name="T4"> </text:span><text:span text:style-name="T2">+3, </text:span><text:span text:style-name="T1">Will</text:span><text:span text:style-name="T4"> </text:span><text:span text:style-name="T2">+8 </text:span></text:p>
      <text:p text:style-name="P1">OFFENSE</text:p>
      <text:p text:style-name="P2"><text:span text:style-name="T1">Speed</text:span><text:span text:style-name="T4"> </text:span><text:span text:style-name="T2">20</text:span><text:line-break/><text:span text:style-name="T1">Melee</text:span><text:line-break/><text:span text:style-name="T1">Single Attack</text:span><text:span text:style-name="T4"> </text:span><text:span text:style-name="T2">Mace,Heavy +9 (1d8+3) </text:span><text:line-break/><text:span text:style-name="T1">Full Attack</text:span><text:line-break/><text:span text:style-name="T2">Mace,Heavy +9/+3 (1d8+3)</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Divine Bond</text:span><text:span text:style-name="T4"> </text:span><text:span text:style-name="T2">Summon a steed, or a bond with weapon - can stack bonus to existing weapon per day =</text:span><text:line-break/><text:span text:style-name="T1">Divine Bond Weap</text:span><text:span text:style-name="T4"> </text:span><text:span text:style-name="T2">(Standard action 1 minute/level) Weapon bonus for divine bond = + 1</text:span><text:line-break/><text:span text:style-name="T1">Smite Evil</text:span><text:span text:style-name="T4"> </text:span><text:span text:style-name="T2">Add CHA bonus to hit, + 1/level to damage. Per day= 2</text:span><text:line-break/><text:span text:style-name="T1">Smite Evil (Su)</text:span><text:span text:style-name="T4"> </text:span><text:span text:style-name="T2">Once per day, a paladin can call out to the powers of good to aid her in her struggle against evil. As a swift action, the paladin chooses one target within sight to smite. If this target is evil, the paladin adds her Ch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 </text:span><text:line-break/><text:line-break/><text:span text:style-name="T2">In addition, while smite evil is in effect, the paladin gains a deflection bonus equal to her Charisma modifier (if any) to her AC against attacks made by the target of the smite. If the paladin targets a creature that is not evil, the smite is wasted with no effect. </text:span><text:line-break/><text:line-break/><text:span text:style-name="T2">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span><text:line-break/><text:span text:style-name="T1">Spells Known: </text:span><text:line-break/><text:line-break/><text:span text:style-name="T1">Paladin Spells</text:span><text:line-break/><text:span text:style-name="T1">CL 5 Concentration 8</text:span><text:line-break/><text:span text:style-name="T1">Level 1 (2) DC 14</text:span><text:line-break/><text:span text:style-name="T2">Cure Light Wounds(Conjuration)[Healing ] X 1</text:span><text:line-break/><text:span text:style-name="T2">V,S rng: Touch CT: Dur: Instantaneous</text:span><text:line-break/><text:span text:style-name="T2">SV Will half (harmless); see text Area: Creature touched Book: </text:span><text:line-break/><text:span text:style-name="T2">Description: </text:span><text:span text:style-name="T3">Cures 1d8 damage + 1/level (max +5).</text:span><text:line-break/><text:line-break/><text:span text:style-name="T2">Heros Defiance(Conjuration)[Healing Mind-affecting sonic or water] X 1</text:span><text:line-break/><text:span text:style-name="T2">V rng: personal CT: Dur: instantaneous</text:span><text:line-break/><text:soft-page-break/><text:span text:style-name="T2">SV None Area: you Book: APG </text:span><text:line-break/><text:span text:style-name="T2">Description: </text:span><text:span text:style-name="T3">The instant before you are reduced to 0 or fewer hit points, you can expend a use of your lay on hands ability to heal yourself as if you had used lay on hands, plus an additional 1d6 hit points. If this healing brings your hit point total above 0 hit points, you do not fall, and may continue to act. If you have no more uses of lay on hands this spell has no effect.</text:span><text:line-break/></text:p>
      <text:p text:style-name="P1">STATISTICS</text:p>
      <text:p text:style-name="P4"><text:span text:style-name="T1">Str</text:span><text:span text:style-name="T4"> </text:span><text:span text:style-name="T2">14,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3, </text:span><text:span text:style-name="T1">Cha</text:span><text:span text:style-name="T4"> </text:span><text:span text:style-name="T2">16</text:span><text:line-break/><text:span text:style-name="T1">Base Attack</text:span><text:span text:style-name="T4"> </text:span><text:span text:style-name="T2">5 </text:span><text:span text:style-name="T1">CMB</text:span><text:span text:style-name="T4"> </text:span><text:span text:style-name="T2">7 ; </text:span><text:span text:style-name="T1">CMD</text:span><text:span text:style-name="T4"> </text:span><text:span text:style-name="T2">16 </text:span><text:line-break/><text:span text:style-name="T1">Feats</text:span><text:span text:style-name="T4"> </text:span><text:line-break/><text:span text:style-name="T2">Mercy - Shaken: The target is no longer shaken,</text:span><text:line-break/><text:span text:style-name="T2">Armour Prof Heavy,</text:span><text:line-break/><text:span text:style-name="T2">Armour Prof Light,</text:span><text:line-break/><text:span text:style-name="T2">Armour Prof Medium,</text:span><text:line-break/><text:span text:style-name="T2">Martial Weap Prof,</text:span><text:line-break/><text:span text:style-name="T2">Mounted Combat: Negate hit on mount with ride check DC opponents attack roll,</text:span><text:line-break/><text:span text:style-name="T2">Ride-by Attack: When charging can carry on after the attack,</text:span><text:line-break/><text:span text:style-name="T2">Shield Proficiency: Can use shields,</text:span><text:line-break/><text:span text:style-name="T2">Simple Weapon Proficiency,</text:span><text:line-break/><text:span text:style-name="T2">Spirited Charge: Deal double damage on a charge,</text:span><text:line-break/><text:span text:style-name="T2">Weapon Focus: +1 to attack rolls</text:span><text:line-break/><text:span text:style-name="T1">Skills</text:span><text:span text:style-name="T4"> </text:span><text:span text:style-name="T2">Diplomacy 9, Handle Animal 3, Heal 6, Know Nobility 7, Know Religion 7, Perception 3, Ride 7, Sense Motive 6, Spellcraft 1</text:span><text:line-break/><text:span text:style-name="T1">Languages</text:span><text:span text:style-name="T4"> </text:span><text:span text:style-name="T2">Common</text:span></text:p>
      <text:p text:style-name="P1">ECOLOGY</text:p>
      <text:p text:style-name="P4"><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1">SPECIAL ABILITIES</text:p>
      <text:p text:style-name="P4"><text:span text:style-name="T1">Aura of Courage</text:span><text:span text:style-name="T4"> </text:span><text:span text:style-name="T2">Immune to fear +4 morale to any within 10ft</text:span><text:line-break/><text:span text:style-name="T1">Aura of Good</text:span><text:span text:style-name="T4"> </text:span><text:span text:style-name="T2">Radiated good</text:span><text:line-break/><text:span text:style-name="T1">Channel Positive Energy</text:span><text:span text:style-name="T4"> </text:span><text:span text:style-name="T2">Uses 2 lay on hands. As a cleric of paladins level </text:span><text:line-break/><text:span text:style-name="T1">Detect Evil</text:span><text:span text:style-name="T4"> </text:span><text:span text:style-name="T2">At will</text:span><text:line-break/><text:span text:style-name="T1">Divine Grace</text:span><text:span text:style-name="T4"> </text:span><text:span text:style-name="T2">All saves gain CHA bonus</text:span><text:line-break/><text:span text:style-name="T1">Divine Health</text:span><text:span text:style-name="T4"> </text:span><text:span text:style-name="T2">Immunity to natural Diseases </text:span><text:line-break/><text:span text:style-name="T1">Lay on Hands (su)</text:span><text:span text:style-name="T4"> </text:span><text:span text:style-name="T2">1/2 level + CHA mod per day. Heals 1d6 / 2 levels as stand action to others or swift to Paladin</text:span></text:p>
      <text:p text:style-name="P1">MAGIC ITEMS (max value 240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7T15:35:08.38</meta:creation-date>
    <dc:date>2015-08-17T17:02:10.18</dc:date>
    <dc:creator>Nolan Roth</dc:creator>
    <meta:editing-duration>PT1H27M1S</meta:editing-duration>
    <meta:editing-cycles>2</meta:editing-cycles>
    <meta:generator>OpenOffice/4.1.1$Win32 OpenOffice.org_project/411m6$Build-9775</meta:generator>
    <meta:document-statistic meta:table-count="0" meta:image-count="0" meta:object-count="0" meta:page-count="8" meta:paragraph-count="47" meta:word-count="2182" meta:character-count="12135"/>
  </office:meta>
</office:document-meta>
</file>